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9000001F4D581C5D2B8B21CE7.jpg" manifest:media-type="image/jpeg"/>
  <manifest:file-entry manifest:full-path="Pictures/10000000000003E9000001F405F75DEE75220C1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1dd4" officeooo:paragraph-rsid="000d1dd4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style:font-name="Lato Black" fo:font-size="42pt" fo:font-weight="bold" style:font-size-asian="42pt" style:font-weight-asian="bold" style:font-size-complex="4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252in" svg:y="0.9028in" svg:width="6.7717in" svg:height="3.3811in" draw:z-index="0"><draw:image xlink:href="Pictures/10000000000003E9000001F405F75DEE75220C10.jpg" xlink:type="simple" xlink:show="embed" xlink:actuate="onLoad" draw:mime-type="image/jpeg"/></draw:frame><draw:frame draw:style-name="fr1" draw:name="Image2" text:anchor-type="char" svg:x="0in" svg:y="0.9028in" svg:width="6.9252in" svg:height="3.4591in" draw:z-index="1"><draw:image xlink:href="Pictures/10000000000003E9000001F4D581C5D2B8B21CE7.jpg" xlink:type="simple" xlink:show="embed" xlink:actuate="onLoad" draw:mime-type="image/jpeg"/></draw:frame><text:span text:style-name="T3">DO YOU SEE ??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1:54:55.562585714</meta:creation-date>
    <dc:date>2023-02-11T12:06:18.724118454</dc:date>
    <meta:editing-duration>PT11M24S</meta:editing-duration>
    <meta:editing-cycles>2</meta:editing-cycles>
    <meta:generator>LibreOffice/7.4.4.2$Linux_X86_64 LibreOffice_project/40$Build-2</meta:generator>
    <meta:document-statistic meta:table-count="0" meta:image-count="2" meta:object-count="0" meta:page-count="1" meta:paragraph-count="1" meta:word-count="4" meta:character-count="14" meta:non-whitespace-character-count="11"/>
  </office:meta>
</office:document-meta>
</file>